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</office:automatic-styles>
  <office:body>
    <office:text>
      <text:variable-decls>
        <text:variable-decl office:value-type="string" text:name="week"/>
        <text:variable-decl office:value-type="string" text:name="weather"/>
        <text:variable-decl office:value-type="string" text:name="my_test_title"/>
        <text:variable-decl office:value-type="string" text:name="my_title"/>
        <text:variable-decl office:value-type="float" text:name="my_figure"/>
        <text:variable-decl office:value-type="date" text:name="my_date"/>
        <text:variable-decl office:value-type="float" text:name="my_float"/>
        <text:variable-decl office:value-type="string" text:name="my_string"/>
        <text:variable-decl office:value-type="boolean" text:name="my_boolea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 Line with Text variable <text:variable-set text:name="my_string" office:value-type="string">Title</text:variable-set></text:p>
      <text:p text:style-name="Standard">Second line with Integer variable <text:variable-set text:name="my_figure" office:value-type="float" office:value="34" style:data-style-name="N1">34</text:variable-set></text:p>
      <text:p text:style-name="Standard">Third line with float variable <text:variable-set text:name="my_float" office:value-type="float" office:value="0.23" style:data-style-name="N2">0.23</text:variable-set></text:p>
      <text:p text:style-name="Standard">Fourth line with Date variable <text:variable-set text:name="my_date" text:formula="ooow:36525.345" office:value-type="date" office:date-value="1999-12-31T08:16:48" style:data-style-name="N51">31/12/1999 08:16:48</text:variable-set></text:p>
      <text:p text:style-name="Standard">Fifth line with Boolean variable <text:variable-set text:name="my_boolean" office:value-type="boolean" office:boolean-value="true" style:data-style-name="N99">TRUE</text:variable-s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fo:language="en" fo:country="GB" style:font-name-asian="IPAPGothic" style:font-size-asian="10.5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-content-big" style:family="paragraph" style:parent-style-name="Table_20_Contents" style:auto-update="true">
      <style:text-properties fo:font-size="36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rame-top" style:family="graphic" style:parent-style-name="Frame">
      <style:graphic-properties text:anchor-type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3-30T12:02:17</meta:creation-date>
    <meta:generator>OpenOffice.org/3.2$Unix OpenOffice.org_project/320m12$Build-9483</meta:generator>
    <dc:date>2010-12-15T16:52:50</dc:date>
    <meta:editing-duration>PT196H12M37S</meta:editing-duration>
    <meta:editing-cycles>135</meta:editing-cycles>
    <dc:creator>Nicolas Delaby</dc:creator>
    <meta:document-statistic meta:table-count="0" meta:image-count="0" meta:object-count="0" meta:page-count="1" meta:paragraph-count="5" meta:word-count="31" meta:character-count="195"/>
    <meta:user-defined meta:name="Info 1"/>
    <meta:user-defined meta:name="Info 2"/>
    <meta:user-defined meta:name="Info 3"/>
    <meta:user-defined meta:name="Info 4"/>
  </office:meta>
</office:document-meta>
</file>